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icroprocesso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5:33:04.070000000</meta:creation-date>
    <dc:date>2025-10-27T15:33:57.926000000</dc:date>
    <meta:editing-duration>PT54S</meta:editing-duration>
    <meta:editing-cycles>1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1" meta:word-count="1" meta:character-count="14" meta:non-whitespace-character-count="14"/>
  </office:meta>
</office:document-meta>
</file>